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207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4.015cm"/>
    </style:style>
    <style:style style:name="co5" style:family="table-column">
      <style:table-column-properties fo:break-before="auto" style:column-width="4.3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35cm solid #808080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0pt" style:language-asian="zh" style:country-asian="CN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35cm solid #808080" fo:background-color="#d2eaf1" style:text-align-source="fix" style:repeat-content="false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2eaf1"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5cm solid #808080" fo:background-color="#d2eaf1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Default" table:number-columns-repeated="2"/>
          <table:table-cell table:style-name="ce9" office:value-type="string">
            <text:p>PC Local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1" office:value-type="string">
            <text:p>Nº de Componentes </text:p>
          </table:table-cell>
          <table:table-cell table:style-name="ce1" office:value-type="string">
            <text:p>Bytes de un vector</text:p>
          </table:table-cell>
          <table:table-cell table:style-name="ce1" office:value-type="string">
            <text:p>Tiempo para vect. locales</text:p>
          </table:table-cell>
          <table:table-cell table:style-name="ce1" office:value-type="string">
            <text:p>Tiempo para vect. globales</text:p>
          </table:table-cell>
          <table:table-cell table:style-name="ce1" office:value-type="string">
            <text:p>Tiempo para vect. dinámicos</text:p>
          </table:table-cell>
          <table:table-cell/>
        </table:table-row>
        <table:table-row table:style-name="ro3">
          <table:table-cell office:value-type="float" office:value="65536">
            <text:p>65536</text:p>
          </table:table-cell>
          <table:table-cell office:value-type="string">
            <text:p>512KB</text:p>
          </table:table-cell>
          <table:table-cell office:value-type="float" office:value="0.00045">
            <text:p>0,00045</text:p>
          </table:table-cell>
          <table:table-cell office:value-type="float" office:value="0.000341">
            <text:p>0,000341</text:p>
          </table:table-cell>
          <table:table-cell office:value-type="float" office:value="0.000384">
            <text:p>0,000384</text:p>
          </table:table-cell>
          <table:table-cell>
            <draw:frame table:end-cell-address="Hoja1.Q27" table:end-x="1.334cm" table:end-y="0.095cm" draw:z-index="0" draw:style-name="gr1" draw:text-style-name="P1" svg:width="25.062cm" svg:height="10.296cm" svg:x="1.112cm" svg:y="0.399cm">
              <draw:object draw:notify-on-update-of-ranges="Hoja1.B3:Hoja1.B3 Hoja1.C3:Hoja1.C3 Hoja1.D3:Hoja1.D3 Hoja1.E3:Hoja1.E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3" office:value-type="float" office:value="131072">
            <text:p>131072</text:p>
          </table:table-cell>
          <table:table-cell table:style-name="ce6" office:value-type="string">
            <text:p>1MB</text:p>
          </table:table-cell>
          <table:table-cell table:style-name="ce11" office:value-type="float" office:value="0.000765">
            <text:p>0,000765</text:p>
          </table:table-cell>
          <table:table-cell table:style-name="ce11" office:value-type="float" office:value="0.000729">
            <text:p>0,000729</text:p>
          </table:table-cell>
          <table:table-cell table:style-name="ce11" office:value-type="float" office:value="0.000694">
            <text:p>0,000694</text:p>
          </table:table-cell>
          <table:table-cell/>
        </table:table-row>
        <table:table-row table:style-name="ro3">
          <table:table-cell office:value-type="float" office:value="262144">
            <text:p>262144</text:p>
          </table:table-cell>
          <table:table-cell office:value-type="string">
            <text:p>2MB</text:p>
          </table:table-cell>
          <table:table-cell office:value-type="float" office:value="0.00143">
            <text:p>0,00143</text:p>
          </table:table-cell>
          <table:table-cell office:value-type="float" office:value="0.001382">
            <text:p>0,001382</text:p>
          </table:table-cell>
          <table:table-cell office:value-type="float" office:value="0.001279">
            <text:p>0,001279</text:p>
          </table:table-cell>
          <table:table-cell/>
        </table:table-row>
        <table:table-row table:style-name="ro3">
          <table:table-cell table:style-name="ce3" office:value-type="float" office:value="524288">
            <text:p>524288</text:p>
          </table:table-cell>
          <table:table-cell table:style-name="ce6" office:value-type="string">
            <text:p>4MB</text:p>
          </table:table-cell>
          <table:table-cell table:style-name="ce11" office:value-type="string">
            <text:p>-</text:p>
          </table:table-cell>
          <table:table-cell table:style-name="ce11" office:value-type="float" office:value="0.002486">
            <text:p>0,002486</text:p>
          </table:table-cell>
          <table:table-cell table:style-name="ce11" office:value-type="float" office:value="0.002591">
            <text:p>0,002591</text:p>
          </table:table-cell>
          <table:table-cell/>
        </table:table-row>
        <table:table-row table:style-name="ro3">
          <table:table-cell office:value-type="float" office:value="1048576">
            <text:p>1048576</text:p>
          </table:table-cell>
          <table:table-cell office:value-type="string">
            <text:p>8MB</text:p>
          </table:table-cell>
          <table:table-cell office:value-type="string">
            <text:p>-</text:p>
          </table:table-cell>
          <table:table-cell office:value-type="float" office:value="0.00461">
            <text:p>0,00461</text:p>
          </table:table-cell>
          <table:table-cell office:value-type="float" office:value="0.004948">
            <text:p>0,004948</text:p>
          </table:table-cell>
          <table:table-cell/>
        </table:table-row>
        <table:table-row table:style-name="ro3">
          <table:table-cell table:style-name="ce3" office:value-type="float" office:value="2097152">
            <text:p>2097152</text:p>
          </table:table-cell>
          <table:table-cell table:style-name="ce6" office:value-type="string">
            <text:p>16MB</text:p>
          </table:table-cell>
          <table:table-cell table:style-name="ce11" office:value-type="string">
            <text:p>-</text:p>
          </table:table-cell>
          <table:table-cell table:style-name="ce11" office:value-type="float" office:value="0.008394">
            <text:p>0,008394</text:p>
          </table:table-cell>
          <table:table-cell table:style-name="ce11" office:value-type="float" office:value="0.009685">
            <text:p>0,009685</text:p>
          </table:table-cell>
          <table:table-cell/>
        </table:table-row>
        <table:table-row table:style-name="ro3">
          <table:table-cell office:value-type="float" office:value="4194304">
            <text:p>4194304</text:p>
          </table:table-cell>
          <table:table-cell office:value-type="string">
            <text:p>32MB</text:p>
          </table:table-cell>
          <table:table-cell office:value-type="string">
            <text:p>-</text:p>
          </table:table-cell>
          <table:table-cell office:value-type="float" office:value="0.020582">
            <text:p>0,020582</text:p>
          </table:table-cell>
          <table:table-cell office:value-type="float" office:value="0.020969">
            <text:p>0,020969</text:p>
          </table:table-cell>
          <table:table-cell/>
        </table:table-row>
        <table:table-row table:style-name="ro3">
          <table:table-cell table:style-name="ce3" office:value-type="float" office:value="8388608">
            <text:p>8388608</text:p>
          </table:table-cell>
          <table:table-cell table:style-name="ce6" office:value-type="string">
            <text:p>64MB</text:p>
          </table:table-cell>
          <table:table-cell table:style-name="ce11" office:value-type="string">
            <text:p>-</text:p>
          </table:table-cell>
          <table:table-cell table:style-name="ce11" office:value-type="float" office:value="0.033785">
            <text:p>0,033785</text:p>
          </table:table-cell>
          <table:table-cell table:style-name="ce11" office:value-type="float" office:value="0.038215">
            <text:p>0,038215</text:p>
          </table:table-cell>
          <table:table-cell/>
        </table:table-row>
        <table:table-row table:style-name="ro3">
          <table:table-cell office:value-type="float" office:value="16777216">
            <text:p>16777216</text:p>
          </table:table-cell>
          <table:table-cell office:value-type="string">
            <text:p>128MB</text:p>
          </table:table-cell>
          <table:table-cell office:value-type="string">
            <text:p>-</text:p>
          </table:table-cell>
          <table:table-cell office:value-type="float" office:value="0.072742">
            <text:p>0,072742</text:p>
          </table:table-cell>
          <table:table-cell office:value-type="float" office:value="0.067205">
            <text:p>0,067205</text:p>
          </table:table-cell>
          <table:table-cell/>
        </table:table-row>
        <table:table-row table:style-name="ro3">
          <table:table-cell table:style-name="ce3" office:value-type="float" office:value="33554432">
            <text:p>33554432</text:p>
          </table:table-cell>
          <table:table-cell table:style-name="ce7" office:value-type="string">
            <text:p>356MB</text:p>
          </table:table-cell>
          <table:table-cell table:style-name="ce11" office:value-type="string">
            <text:p>-</text:p>
          </table:table-cell>
          <table:table-cell table:style-name="ce11" office:value-type="float" office:value="0.15057">
            <text:p>0,15057</text:p>
          </table:table-cell>
          <table:table-cell table:style-name="ce11" office:value-type="float" office:value="0.142523">
            <text:p>0,142523</text:p>
          </table:table-cell>
          <table:table-cell/>
        </table:table-row>
        <table:table-row table:style-name="ro3">
          <table:table-cell table:style-name="ce4" office:value-type="float" office:value="67108864">
            <text:p>67108864</text:p>
          </table:table-cell>
          <table:table-cell table:style-name="ce8" office:value-type="string">
            <text:p>512MB</text:p>
          </table:table-cell>
          <table:table-cell table:style-name="ce12" office:value-type="string">
            <text:p>-</text:p>
          </table:table-cell>
          <table:table-cell table:style-name="ce12" office:value-type="float" office:value="0.14756">
            <text:p>0,14756</text:p>
          </table:table-cell>
          <table:table-cell table:style-name="ce12" office:value-type="float" office:value="0.282181">
            <text:p>0,282181</text:p>
          </table:table-cell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2"/>
          <table:table-cell table:style-name="ce9" office:value-type="string">
            <text:p>Atc Grid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1" office:value-type="string">
            <text:p>Nº de Componentes </text:p>
          </table:table-cell>
          <table:table-cell table:style-name="ce1" office:value-type="string">
            <text:p>Bytes de un vector</text:p>
          </table:table-cell>
          <table:table-cell table:style-name="ce1" office:value-type="string">
            <text:p>Tiempo para vect. locales</text:p>
          </table:table-cell>
          <table:table-cell table:style-name="ce1" office:value-type="string">
            <text:p>Tiempo para vect. globales</text:p>
          </table:table-cell>
          <table:table-cell table:style-name="ce1" office:value-type="string">
            <text:p>Tiempo para vect. dinámicos</text:p>
          </table:table-cell>
          <table:table-cell/>
        </table:table-row>
        <table:table-row table:style-name="ro3">
          <table:table-cell office:value-type="float" office:value="65536">
            <text:p>65536</text:p>
          </table:table-cell>
          <table:table-cell office:value-type="string">
            <text:p>512KB</text:p>
          </table:table-cell>
          <table:table-cell office:value-type="float" office:value="0.000404435">
            <text:p>0,000404435</text:p>
          </table:table-cell>
          <table:table-cell office:value-type="float" office:value="0.000343706">
            <text:p>0,000343706</text:p>
          </table:table-cell>
          <table:table-cell office:value-type="float" office:value="0.000416202">
            <text:p>0,000416202</text:p>
          </table:table-cell>
          <table:table-cell/>
        </table:table-row>
        <table:table-row table:style-name="ro3">
          <table:table-cell table:style-name="ce3" office:value-type="float" office:value="131072">
            <text:p>131072</text:p>
          </table:table-cell>
          <table:table-cell table:style-name="ce6" office:value-type="string">
            <text:p>1MB</text:p>
          </table:table-cell>
          <table:table-cell table:style-name="ce11" office:value-type="float" office:value="0.000821991">
            <text:p>0,000821991</text:p>
          </table:table-cell>
          <table:table-cell table:style-name="ce11" office:value-type="float" office:value="0.000837749">
            <text:p>0,000837749</text:p>
          </table:table-cell>
          <table:table-cell table:style-name="ce11" office:value-type="float" office:value="0.00081653">
            <text:p>0,00081653</text:p>
          </table:table-cell>
          <table:table-cell/>
        </table:table-row>
        <table:table-row table:style-name="ro3">
          <table:table-cell office:value-type="float" office:value="262144">
            <text:p>262144</text:p>
          </table:table-cell>
          <table:table-cell office:value-type="string">
            <text:p>2MB</text:p>
          </table:table-cell>
          <table:table-cell office:value-type="float" office:value="0.0001689496">
            <text:p>0,0001689496</text:p>
          </table:table-cell>
          <table:table-cell office:value-type="float" office:value="0.001681404">
            <text:p>0,001681404</text:p>
          </table:table-cell>
          <table:table-cell office:value-type="float" office:value="0.001109007">
            <text:p>0,001109007</text:p>
          </table:table-cell>
          <table:table-cell/>
        </table:table-row>
        <table:table-row table:style-name="ro3">
          <table:table-cell table:style-name="ce3" office:value-type="float" office:value="524288">
            <text:p>524288</text:p>
          </table:table-cell>
          <table:table-cell table:style-name="ce6" office:value-type="string">
            <text:p>4MB</text:p>
          </table:table-cell>
          <table:table-cell table:style-name="ce11" office:value-type="string">
            <text:p>-</text:p>
          </table:table-cell>
          <table:table-cell table:style-name="ce11" office:value-type="float" office:value="0.002668151">
            <text:p>0,002668151</text:p>
          </table:table-cell>
          <table:table-cell table:style-name="ce11" office:value-type="float" office:value="0.002950641">
            <text:p>0,002950641</text:p>
          </table:table-cell>
          <table:table-cell/>
        </table:table-row>
        <table:table-row table:style-name="ro3">
          <table:table-cell office:value-type="float" office:value="1048576">
            <text:p>1048576</text:p>
          </table:table-cell>
          <table:table-cell office:value-type="string">
            <text:p>8MB</text:p>
          </table:table-cell>
          <table:table-cell office:value-type="string">
            <text:p>-</text:p>
          </table:table-cell>
          <table:table-cell office:value-type="float" office:value="0.005886096">
            <text:p>0,005886096</text:p>
          </table:table-cell>
          <table:table-cell office:value-type="float" office:value="0.006466833">
            <text:p>0,006466833</text:p>
          </table:table-cell>
          <table:table-cell/>
        </table:table-row>
        <table:table-row table:style-name="ro3">
          <table:table-cell table:style-name="ce3" office:value-type="float" office:value="2097152">
            <text:p>2097152</text:p>
          </table:table-cell>
          <table:table-cell table:style-name="ce6" office:value-type="string">
            <text:p>16MB</text:p>
          </table:table-cell>
          <table:table-cell table:style-name="ce11" office:value-type="string">
            <text:p>-</text:p>
          </table:table-cell>
          <table:table-cell table:style-name="ce11" office:value-type="float" office:value="0.011046379">
            <text:p>0,011046379</text:p>
          </table:table-cell>
          <table:table-cell table:style-name="ce11" office:value-type="float" office:value="0.012359324">
            <text:p>0,012359324</text:p>
          </table:table-cell>
          <table:table-cell/>
        </table:table-row>
        <table:table-row table:style-name="ro3">
          <table:table-cell office:value-type="float" office:value="4194304">
            <text:p>4194304</text:p>
          </table:table-cell>
          <table:table-cell office:value-type="string">
            <text:p>32MB</text:p>
          </table:table-cell>
          <table:table-cell office:value-type="string">
            <text:p>-</text:p>
          </table:table-cell>
          <table:table-cell office:value-type="float" office:value="0.024098284">
            <text:p>0,024098284</text:p>
          </table:table-cell>
          <table:table-cell office:value-type="float" office:value="0.023804648">
            <text:p>0,023804648</text:p>
          </table:table-cell>
          <table:table-cell/>
        </table:table-row>
        <table:table-row table:style-name="ro3">
          <table:table-cell table:style-name="ce3" office:value-type="float" office:value="8388608">
            <text:p>8388608</text:p>
          </table:table-cell>
          <table:table-cell table:style-name="ce6" office:value-type="string">
            <text:p>64MB</text:p>
          </table:table-cell>
          <table:table-cell table:style-name="ce11" office:value-type="string">
            <text:p>-</text:p>
          </table:table-cell>
          <table:table-cell table:style-name="ce11" office:value-type="float" office:value="0.046148912">
            <text:p>0,046148912</text:p>
          </table:table-cell>
          <table:table-cell table:style-name="ce11" office:value-type="float" office:value="0.047008638">
            <text:p>0,047008638</text:p>
          </table:table-cell>
          <table:table-cell/>
        </table:table-row>
        <table:table-row table:style-name="ro3">
          <table:table-cell office:value-type="float" office:value="16777216">
            <text:p>16777216</text:p>
          </table:table-cell>
          <table:table-cell office:value-type="string">
            <text:p>128MB</text:p>
          </table:table-cell>
          <table:table-cell office:value-type="string">
            <text:p>-</text:p>
          </table:table-cell>
          <table:table-cell office:value-type="float" office:value="0.087200568">
            <text:p>0,087200568</text:p>
          </table:table-cell>
          <table:table-cell office:value-type="float" office:value="0.093484037">
            <text:p>0,093484037</text:p>
          </table:table-cell>
          <table:table-cell/>
        </table:table-row>
        <table:table-row table:style-name="ro3">
          <table:table-cell table:style-name="ce3" office:value-type="float" office:value="33554432">
            <text:p>33554432</text:p>
          </table:table-cell>
          <table:table-cell table:style-name="ce7" office:value-type="string">
            <text:p>356MB</text:p>
          </table:table-cell>
          <table:table-cell table:style-name="ce11" office:value-type="string">
            <text:p>-</text:p>
          </table:table-cell>
          <table:table-cell table:style-name="ce11" office:value-type="float" office:value="0.172027762">
            <text:p>0,172027762</text:p>
          </table:table-cell>
          <table:table-cell table:style-name="ce11" office:value-type="float" office:value="0.183045317">
            <text:p>0,183045317</text:p>
          </table:table-cell>
          <table:table-cell/>
        </table:table-row>
        <table:table-row table:style-name="ro3">
          <table:table-cell table:style-name="ce4" office:value-type="float" office:value="67108864">
            <text:p>67108864</text:p>
          </table:table-cell>
          <table:table-cell table:style-name="ce8" office:value-type="string">
            <text:p>512MB</text:p>
          </table:table-cell>
          <table:table-cell table:style-name="ce12" office:value-type="string">
            <text:p>-</text:p>
          </table:table-cell>
          <table:table-cell table:style-name="ce12" office:value-type="float" office:value="0.175857023">
            <text:p>0,175857023</text:p>
          </table:table-cell>
          <table:table-cell table:style-name="ce12" office:value-type="float" office:value="0.374671102">
            <text:p>0,374671102</text:p>
          </table:table-cell>
          <table:table-cell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1/03/2018</text:date>, <text:time>13:4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8-03-01T11:52:53</meta:creation-date>
    <dc:date>2018-03-01T13:43:57</dc:date>
    <dc:creator>Alejandro </dc:creator>
    <meta:editing-duration>PT1H51M4S</meta:editing-duration>
    <meta:editing-cycles>4</meta:editing-cycles>
    <meta:generator>OpenOffice/4.1.5$Unix OpenOffice.org_project/415m1$Build-9789</meta:generator>
    <meta:document-statistic meta:table-count="3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63cm" svg:height="10.297cm" xlink:href=".." xlink:type="simple" chart:class="chart:line" chart:style-name="ch1">
        <chart:legend chart:legend-position="end" svg:x="19.214cm" svg:y="4.351cm" style:legend-expansion="high" chart:style-name="ch2"/>
        <chart:plot-area chart:style-name="ch3" table:cell-range-address="Hoja1.B3:Hoja1.E14 Hoja1.B18:Hoja1.E29" chart:data-source-has-labels="both" svg:x="1.5cm" svg:y="0.955cm" svg:width="16.712cm" svg:height="8.168cm">
          <chartooo:coordinate-region svg:x="2.247cm" svg:y="1.155cm" svg:width="15.408cm" svg:height="6.923cm"/>
          <chart:axis chart:dimension="x" chart:name="primary-x" chart:style-name="ch4" chartooo:axis-type="auto">
            <chartooo:date-scale/>
            <chart:title svg:x="8.479cm" svg:y="9.328cm" chart:style-name="ch5">
              <text:p>Tamaño del vector</text:p>
            </chart:title>
            <chart:categories table:cell-range-address="Hoja1.B4:Hoja1.B14 Hoja1.B18:Hoja1.B29"/>
          </chart:axis>
          <chart:axis chart:dimension="y" chart:name="primary-y" chart:style-name="ch4">
            <chart:title svg:x="0.451cm" svg:y="6.565cm" chart:style-name="ch6">
              <text:p>Tiempo de ejecución</text:p>
            </chart:title>
            <chart:grid chart:style-name="ch7" chart:class="major"/>
          </chart:axis>
          <chart:series chart:style-name="ch8" chart:values-cell-range-address="Hoja1.C4:Hoja1.C14 Hoja1.C18:Hoja1.C29" chart:label-cell-address="Hoja1.C3:Hoja1.C3" chart:class="chart:line">
            <chart:data-point chart:repeated="23"/>
          </chart:series>
          <chart:series chart:style-name="ch9" chart:values-cell-range-address="Hoja1.D4:Hoja1.D14 Hoja1.D18:Hoja1.D29" chart:label-cell-address="Hoja1.D3:Hoja1.D3" chart:class="chart:line">
            <chart:data-point chart:repeated="23"/>
          </chart:series>
          <chart:series chart:style-name="ch10" chart:values-cell-range-address="Hoja1.E4:Hoja1.E14 Hoja1.E18:Hoja1.E29" chart:label-cell-address="Hoja1.E3:Hoja1.E3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para vect. locales</text:p>
                <draw:g>
                  <svg:desc>Hoja1.C3:Hoja1.C3</svg:desc>
                </draw:g>
              </table:table-cell>
              <table:table-cell office:value-type="string">
                <text:p>Tiempo para vect. globales</text:p>
                <draw:g>
                  <svg:desc>Hoja1.D3:Hoja1.D3</svg:desc>
                </draw:g>
              </table:table-cell>
              <table:table-cell office:value-type="string">
                <text:p>Tiempo para vect. dinámicos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12KB</text:p>
                <draw:g>
                  <svg:desc>Hoja1.B4:Hoja1.B14 Hoja1.B18:Hoja1.B29</svg:desc>
                </draw:g>
              </table:table-cell>
              <table:table-cell office:value-type="float" office:value="0.00045">
                <text:p>0.00045</text:p>
                <draw:g>
                  <svg:desc>Hoja1.C4:Hoja1.C14 Hoja1.C18:Hoja1.C29</svg:desc>
                </draw:g>
              </table:table-cell>
              <table:table-cell office:value-type="float" office:value="0.000341">
                <text:p>0.000341</text:p>
                <draw:g>
                  <svg:desc>Hoja1.D4:Hoja1.D14 Hoja1.D18:Hoja1.D29</svg:desc>
                </draw:g>
              </table:table-cell>
              <table:table-cell office:value-type="float" office:value="0.000384">
                <text:p>0.000384</text:p>
                <draw:g>
                  <svg:desc>Hoja1.E4:Hoja1.E14 Hoja1.E18:Hoja1.E29</svg:desc>
                </draw:g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0.000765">
                <text:p>0.000765</text:p>
              </table:table-cell>
              <table:table-cell office:value-type="float" office:value="0.000729">
                <text:p>0.000729</text:p>
              </table:table-cell>
              <table:table-cell office:value-type="float" office:value="0.000694">
                <text:p>0.000694</text:p>
              </table:table-cell>
            </table:table-row>
            <table:table-row>
              <table:table-cell office:value-type="string">
                <text:p>2MB</text:p>
              </table:table-cell>
              <table:table-cell office:value-type="float" office:value="0.00143">
                <text:p>0.00143</text:p>
              </table:table-cell>
              <table:table-cell office:value-type="float" office:value="0.001382">
                <text:p>0.001382</text:p>
              </table:table-cell>
              <table:table-cell office:value-type="float" office:value="0.001279">
                <text:p>0.001279</text:p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NaN">
                <text:p>NaN</text:p>
              </table:table-cell>
              <table:table-cell office:value-type="float" office:value="0.002486">
                <text:p>0.002486</text:p>
              </table:table-cell>
              <table:table-cell office:value-type="float" office:value="0.002591">
                <text:p>0.002591</text:p>
              </table:table-cell>
            </table:table-row>
            <table:table-row>
              <table:table-cell office:value-type="string">
                <text:p>8MB</text:p>
              </table:table-cell>
              <table:table-cell office:value-type="float" office:value="NaN">
                <text:p>NaN</text:p>
              </table:table-cell>
              <table:table-cell office:value-type="float" office:value="0.00461">
                <text:p>0.00461</text:p>
              </table:table-cell>
              <table:table-cell office:value-type="float" office:value="0.004948">
                <text:p>0.004948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NaN">
                <text:p>NaN</text:p>
              </table:table-cell>
              <table:table-cell office:value-type="float" office:value="0.008394">
                <text:p>0.008394</text:p>
              </table:table-cell>
              <table:table-cell office:value-type="float" office:value="0.009685">
                <text:p>0.009685</text:p>
              </table:table-cell>
            </table:table-row>
            <table:table-row>
              <table:table-cell office:value-type="string">
                <text:p>32MB</text:p>
              </table:table-cell>
              <table:table-cell office:value-type="float" office:value="NaN">
                <text:p>NaN</text:p>
              </table:table-cell>
              <table:table-cell office:value-type="float" office:value="0.020582">
                <text:p>0.020582</text:p>
              </table:table-cell>
              <table:table-cell office:value-type="float" office:value="0.020969">
                <text:p>0.020969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NaN">
                <text:p>NaN</text:p>
              </table:table-cell>
              <table:table-cell office:value-type="float" office:value="0.033785">
                <text:p>0.033785</text:p>
              </table:table-cell>
              <table:table-cell office:value-type="float" office:value="0.038215">
                <text:p>0.038215</text:p>
              </table:table-cell>
            </table:table-row>
            <table:table-row>
              <table:table-cell office:value-type="string">
                <text:p>128MB</text:p>
              </table:table-cell>
              <table:table-cell office:value-type="float" office:value="NaN">
                <text:p>NaN</text:p>
              </table:table-cell>
              <table:table-cell office:value-type="float" office:value="0.072742">
                <text:p>0.072742</text:p>
              </table:table-cell>
              <table:table-cell office:value-type="float" office:value="0.067205">
                <text:p>0.067205</text:p>
              </table:table-cell>
            </table:table-row>
            <table:table-row>
              <table:table-cell office:value-type="string">
                <text:p>356MB</text:p>
              </table:table-cell>
              <table:table-cell office:value-type="float" office:value="NaN">
                <text:p>NaN</text:p>
              </table:table-cell>
              <table:table-cell office:value-type="float" office:value="0.15057">
                <text:p>0.15057</text:p>
              </table:table-cell>
              <table:table-cell office:value-type="float" office:value="0.142523">
                <text:p>0.142523</text:p>
              </table:table-cell>
            </table:table-row>
            <table:table-row>
              <table:table-cell office:value-type="string">
                <text:p>512MB</text:p>
              </table:table-cell>
              <table:table-cell office:value-type="float" office:value="NaN">
                <text:p>NaN</text:p>
              </table:table-cell>
              <table:table-cell office:value-type="float" office:value="0.14756">
                <text:p>0.14756</text:p>
              </table:table-cell>
              <table:table-cell office:value-type="float" office:value="0.282181">
                <text:p>0.282181</text:p>
              </table:table-cell>
            </table:table-row>
            <table:table-row>
              <table:table-cell office:value-type="string">
                <text:p>Bytes de un vecto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KB</text:p>
              </table:table-cell>
              <table:table-cell office:value-type="float" office:value="0.000404435">
                <text:p>0.000404435</text:p>
              </table:table-cell>
              <table:table-cell office:value-type="float" office:value="0.000343706">
                <text:p>0.000343706</text:p>
              </table:table-cell>
              <table:table-cell office:value-type="float" office:value="0.000416202">
                <text:p>0.000416202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0.000821991">
                <text:p>0.000821991</text:p>
              </table:table-cell>
              <table:table-cell office:value-type="float" office:value="0.000837749">
                <text:p>0.000837749</text:p>
              </table:table-cell>
              <table:table-cell office:value-type="float" office:value="0.00081653">
                <text:p>0.00081653</text:p>
              </table:table-cell>
            </table:table-row>
            <table:table-row>
              <table:table-cell office:value-type="string">
                <text:p>2MB</text:p>
              </table:table-cell>
              <table:table-cell office:value-type="float" office:value="0.0001689496">
                <text:p>0.0001689496</text:p>
              </table:table-cell>
              <table:table-cell office:value-type="float" office:value="0.001681404">
                <text:p>0.001681404</text:p>
              </table:table-cell>
              <table:table-cell office:value-type="float" office:value="0.001109007">
                <text:p>0.001109007</text:p>
              </table:table-cell>
            </table:table-row>
            <table:table-row>
              <table:table-cell office:value-type="string">
                <text:p>4MB</text:p>
              </table:table-cell>
              <table:table-cell office:value-type="float" office:value="NaN">
                <text:p>NaN</text:p>
              </table:table-cell>
              <table:table-cell office:value-type="float" office:value="0.002668151">
                <text:p>0.002668151</text:p>
              </table:table-cell>
              <table:table-cell office:value-type="float" office:value="0.002950641">
                <text:p>0.002950641</text:p>
              </table:table-cell>
            </table:table-row>
            <table:table-row>
              <table:table-cell office:value-type="string">
                <text:p>8MB</text:p>
              </table:table-cell>
              <table:table-cell office:value-type="float" office:value="NaN">
                <text:p>NaN</text:p>
              </table:table-cell>
              <table:table-cell office:value-type="float" office:value="0.005886096">
                <text:p>0.005886096</text:p>
              </table:table-cell>
              <table:table-cell office:value-type="float" office:value="0.006466833">
                <text:p>0.006466833</text:p>
              </table:table-cell>
            </table:table-row>
            <table:table-row>
              <table:table-cell office:value-type="string">
                <text:p>16MB</text:p>
              </table:table-cell>
              <table:table-cell office:value-type="float" office:value="NaN">
                <text:p>NaN</text:p>
              </table:table-cell>
              <table:table-cell office:value-type="float" office:value="0.011046379">
                <text:p>0.011046379</text:p>
              </table:table-cell>
              <table:table-cell office:value-type="float" office:value="0.012359324">
                <text:p>0.012359324</text:p>
              </table:table-cell>
            </table:table-row>
            <table:table-row>
              <table:table-cell office:value-type="string">
                <text:p>32MB</text:p>
              </table:table-cell>
              <table:table-cell office:value-type="float" office:value="NaN">
                <text:p>NaN</text:p>
              </table:table-cell>
              <table:table-cell office:value-type="float" office:value="0.024098284">
                <text:p>0.024098284</text:p>
              </table:table-cell>
              <table:table-cell office:value-type="float" office:value="0.023804648">
                <text:p>0.023804648</text:p>
              </table:table-cell>
            </table:table-row>
            <table:table-row>
              <table:table-cell office:value-type="string">
                <text:p>64MB</text:p>
              </table:table-cell>
              <table:table-cell office:value-type="float" office:value="NaN">
                <text:p>NaN</text:p>
              </table:table-cell>
              <table:table-cell office:value-type="float" office:value="0.046148912">
                <text:p>0.046148912</text:p>
              </table:table-cell>
              <table:table-cell office:value-type="float" office:value="0.047008638">
                <text:p>0.047008638</text:p>
              </table:table-cell>
            </table:table-row>
            <table:table-row>
              <table:table-cell office:value-type="string">
                <text:p>128MB</text:p>
              </table:table-cell>
              <table:table-cell office:value-type="float" office:value="NaN">
                <text:p>NaN</text:p>
              </table:table-cell>
              <table:table-cell office:value-type="float" office:value="0.087200568">
                <text:p>0.087200568</text:p>
              </table:table-cell>
              <table:table-cell office:value-type="float" office:value="0.093484037">
                <text:p>0.093484037</text:p>
              </table:table-cell>
            </table:table-row>
            <table:table-row>
              <table:table-cell office:value-type="string">
                <text:p>356MB</text:p>
              </table:table-cell>
              <table:table-cell office:value-type="float" office:value="NaN">
                <text:p>NaN</text:p>
              </table:table-cell>
              <table:table-cell office:value-type="float" office:value="0.172027762">
                <text:p>0.172027762</text:p>
              </table:table-cell>
              <table:table-cell office:value-type="float" office:value="0.183045317">
                <text:p>0.183045317</text:p>
              </table:table-cell>
            </table:table-row>
            <table:table-row>
              <table:table-cell office:value-type="string">
                <text:p>512MB</text:p>
              </table:table-cell>
              <table:table-cell office:value-type="float" office:value="NaN">
                <text:p>NaN</text:p>
              </table:table-cell>
              <table:table-cell office:value-type="float" office:value="0.175857023">
                <text:p>0.175857023</text:p>
              </table:table-cell>
              <table:table-cell office:value-type="float" office:value="0.374671102">
                <text:p>0.374671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